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3E625A23.png" manifest:media-type="image/png"/>
  <manifest:file-entry manifest:full-path="Pictures/100000000000078000000438182C0863.png" manifest:media-type="image/png"/>
  <manifest:file-entry manifest:full-path="Pictures/10000000000003BC00000500DF08BF1B.jpg" manifest:media-type="image/jpeg"/>
  <manifest:file-entry manifest:full-path="Pictures/1000020100000104000001042922FCC1.png" manifest:media-type="image/png"/>
  <manifest:file-entry manifest:full-path="Pictures/10000000000003BC000005003572487D.jpg" manifest:media-type="image/jpeg"/>
  <manifest:file-entry manifest:full-path="Pictures/10000000000007800000043823E802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am #2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elegram Bot , Magnetic Compass , Thingspe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gnetic Compass </text:p>
          </draw:text-box>
        </draw:frame>
        <draw:frame draw:style-name="gr2" draw:text-style-name="P1" draw:layer="layout" svg:width="9.095cm" svg:height="12.179cm" svg:x="18.305cm" svg:y="5.021cm" presentation:class="graphic" presentation:user-transformed="true">
          <draw:image xlink:href="Pictures/10000000000003BC000005003572487D.jpg" xlink:type="simple" xlink:show="embed" xlink:actuate="onLoad">
            <text:p/>
          </draw:image>
        </draw:frame>
        <draw:frame draw:style-name="gr2" draw:text-style-name="P1" draw:layer="layout" svg:width="9.17cm" svg:height="9.17cm" svg:x="9.475cm" svg:y="5.922cm">
          <draw:image xlink:href="Pictures/1000020100000104000001042922FCC1.png" xlink:type="simple" xlink:show="embed" xlink:actuate="onLoad">
            <text:p/>
          </draw:image>
        </draw:frame>
        <draw:frame draw:style-name="gr2" draw:text-style-name="P1" draw:layer="layout" svg:width="8.582cm" svg:height="14.2cm" svg:x="1.4cm" svg:y="6cm">
          <draw:image xlink:href="Pictures/10000000000003BC00000500357248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9.095cm" svg:height="12.179cm" svg:x="9.451cm" svg:y="4.913cm" presentation:class="graphic">
          <draw:image xlink:href="Pictures/10000000000003BC00000500DF08BF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legram Bot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78000000438182C0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ngsSpeak.com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7800000043823E80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1.652cm" svg:height="12.179cm" svg:x="3.173cm" svg:y="4.913cm" presentation:class="graphic">
          <draw:image xlink:href="Pictures/1000000000000780000004383E625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7800000043823E802C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00:06:25.137908676</meta:creation-date>
    <dc:date>2016-04-18T00:18:56.703316067</dc:date>
    <meta:editing-duration>P0D</meta:editing-duration>
    <meta:editing-cycles>1</meta:editing-cycles>
    <meta:document-statistic meta:object-count="47"/>
    <meta:generator>LibreOffice/4.2.8.2$Linux_X86_64 LibreOffice_project/420m0$Build-2</meta:generator>
  </office:meta>
</office:document-meta>
</file>